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9.07pt" svg:y="24.41pt">
            <loext:p draw:notify-on-update-of-ranges="Sheet1.A37:Sheet1.A37 Sheet1.A38:Sheet1.A42 Sheet1.B37:Sheet1.B37 Sheet1.B38:Sheet1.B42 Sheet1.C37:Sheet1.C37 Sheet1.C38:Sheet1.C42 Sheet1.D37:Sheet1.D37 Sheet1.D38:Sheet1.D42 Sheet1.E37:Sheet1.E37 Sheet1.E38:Sheet1.E42 Sheet1.F37:Sheet1.F37 Sheet1.F38:Sheet1.F42 Sheet1.G37:Sheet1.G37 Sheet1.G38:Sheet1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id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wl flat</text:p>
          </table:table-cell>
          <table:table-cell office:value-type="string" calcext:value-type="string">
            <text:p>wl weighted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results.G2]" office:value-type="float" office:value="50298.6380788172" calcext:value-type="float">
            <text:p>50298.6380788172</text:p>
          </table:table-cell>
          <table:table-cell table:formula="of:=[results.F2]" office:value-type="float" office:value="50298.6380788172" calcext:value-type="float">
            <text:p>50298.638078817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results.G3]" office:value-type="float" office:value="42446.5719765525" calcext:value-type="float">
            <text:p>42446.5719765525</text:p>
          </table:table-cell>
          <table:table-cell table:formula="of:=[results.F3]" office:value-type="float" office:value="42446.5719765525" calcext:value-type="float">
            <text:p>42446.57197655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results.G4]" office:value-type="float" office:value="39616.9247277423" calcext:value-type="float">
            <text:p>39616.9247277423</text:p>
          </table:table-cell>
          <table:table-cell table:formula="of:=[results.F4]" office:value-type="float" office:value="39616.9247277423" calcext:value-type="float">
            <text:p>39616.924727742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results.G5]" office:value-type="float" office:value="39585.5333826169" calcext:value-type="float">
            <text:p>39585.5333826169</text:p>
          </table:table-cell>
          <table:table-cell table:formula="of:=[results.F5]" office:value-type="float" office:value="39585.5333826169" calcext:value-type="float">
            <text:p>39585.53338261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results.G6]" office:value-type="float" office:value="38186.393599747" calcext:value-type="float">
            <text:p>38186.393599747</text:p>
          </table:table-cell>
          <table:table-cell table:formula="of:=[results.F6]" office:value-type="float" office:value="38186.393599747" calcext:value-type="float">
            <text:p>38186.39359974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results.G7]" office:value-type="float" office:value="58279.1184371337" calcext:value-type="float">
            <text:p>58279.1184371337</text:p>
          </table:table-cell>
          <table:table-cell table:formula="of:=[results.F7]" office:value-type="float" office:value="40393.4856194205" calcext:value-type="float">
            <text:p>40393.48561942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results.G8]" office:value-type="float" office:value="51081.5940526298" calcext:value-type="float">
            <text:p>51081.5940526298</text:p>
          </table:table-cell>
          <table:table-cell table:formula="of:=[results.F8]" office:value-type="float" office:value="35882.2661658579" calcext:value-type="float">
            <text:p>35882.26616585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results.G9]" office:value-type="float" office:value="49037.4748120991" calcext:value-type="float">
            <text:p>49037.4748120991</text:p>
          </table:table-cell>
          <table:table-cell table:formula="of:=[results.F9]" office:value-type="float" office:value="31034.2586078399" calcext:value-type="float">
            <text:p>31034.258607839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results.G10]" office:value-type="float" office:value="49126.972103496" calcext:value-type="float">
            <text:p>49126.972103496</text:p>
          </table:table-cell>
          <table:table-cell table:formula="of:=[results.F10]" office:value-type="float" office:value="31144.3480270285" calcext:value-type="float">
            <text:p>31144.348027028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results.G11]" office:value-type="float" office:value="47225.3201727336" calcext:value-type="float">
            <text:p>47225.3201727336</text:p>
          </table:table-cell>
          <table:table-cell table:formula="of:=[results.F11]" office:value-type="float" office:value="28269.2441350107" calcext:value-type="float">
            <text:p>28269.24413501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results.G12]" office:value-type="float" office:value="63623.9839648787" calcext:value-type="float">
            <text:p>63623.9839648787</text:p>
          </table:table-cell>
          <table:table-cell table:formula="of:=[results.F12]" office:value-type="float" office:value="29155.286380987" calcext:value-type="float">
            <text:p>29155.28638098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results.G13]" office:value-type="float" office:value="55857.9146083341" calcext:value-type="float">
            <text:p>55857.9146083341</text:p>
          </table:table-cell>
          <table:table-cell table:formula="of:=[results.F13]" office:value-type="float" office:value="24022.7986663679" calcext:value-type="float">
            <text:p>24022.79866636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results.G14]" office:value-type="float" office:value="55256.5274935447" calcext:value-type="float">
            <text:p>55256.5274935447</text:p>
          </table:table-cell>
          <table:table-cell table:formula="of:=[results.F14]" office:value-type="float" office:value="22974.2686655691" calcext:value-type="float">
            <text:p>22974.26866556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results.G15]" office:value-type="float" office:value="56205.5024437498" calcext:value-type="float">
            <text:p>56205.5024437498</text:p>
          </table:table-cell>
          <table:table-cell table:formula="of:=[results.F15]" office:value-type="float" office:value="20422.3629449632" calcext:value-type="float">
            <text:p>20422.36294496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results.G16]" office:value-type="float" office:value="53756.8948382414" calcext:value-type="float">
            <text:p>53756.8948382414</text:p>
          </table:table-cell>
          <table:table-cell table:formula="of:=[results.F16]" office:value-type="float" office:value="19948.3896929382" calcext:value-type="float">
            <text:p>19948.389692938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results.G17]" office:value-type="float" office:value="67559.3326511761" calcext:value-type="float">
            <text:p>67559.3326511761</text:p>
          </table:table-cell>
          <table:table-cell table:formula="of:=[results.F17]" office:value-type="float" office:value="24878.1441772468" calcext:value-type="float">
            <text:p>24878.144177246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results.G18]" office:value-type="float" office:value="60853.1579725774" calcext:value-type="float">
            <text:p>60853.1579725774</text:p>
          </table:table-cell>
          <table:table-cell table:formula="of:=[results.F18]" office:value-type="float" office:value="18136.0499249105" calcext:value-type="float">
            <text:p>18136.04992491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results.G19]" office:value-type="float" office:value="61169.060695038" calcext:value-type="float">
            <text:p>61169.060695038</text:p>
          </table:table-cell>
          <table:table-cell table:formula="of:=[results.F19]" office:value-type="float" office:value="16733.5939223866" calcext:value-type="float">
            <text:p>16733.593922386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results.G20]" office:value-type="float" office:value="60320.4191509783" calcext:value-type="float">
            <text:p>60320.4191509783</text:p>
          </table:table-cell>
          <table:table-cell table:formula="of:=[results.F20]" office:value-type="float" office:value="14463.1604889121" calcext:value-type="float">
            <text:p>14463.16048891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results.G21]" office:value-type="float" office:value="58228.5198759523" calcext:value-type="float">
            <text:p>58228.5198759523</text:p>
          </table:table-cell>
          <table:table-cell table:formula="of:=[results.F21]" office:value-type="float" office:value="13316.1699931558" calcext:value-type="float">
            <text:p>13316.169993155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results.G22]" office:value-type="float" office:value="69559.5769072988" calcext:value-type="float">
            <text:p>69559.5769072988</text:p>
          </table:table-cell>
          <table:table-cell table:formula="of:=[results.F22]" office:value-type="float" office:value="20358.7995136399" calcext:value-type="float">
            <text:p>20358.79951363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results.G23]" office:value-type="float" office:value="65411.6123098948" calcext:value-type="float">
            <text:p>65411.6123098948</text:p>
          </table:table-cell>
          <table:table-cell table:formula="of:=[results.F23]" office:value-type="float" office:value="13892.6101431925" calcext:value-type="float">
            <text:p>13892.61014319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results.G24]" office:value-type="float" office:value="64129.7045644676" calcext:value-type="float">
            <text:p>64129.7045644676</text:p>
          </table:table-cell>
          <table:table-cell table:formula="of:=[results.F24]" office:value-type="float" office:value="11730.6855878131" calcext:value-type="float">
            <text:p>11730.685587813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results.G25]" office:value-type="float" office:value="64567.0769154196" calcext:value-type="float">
            <text:p>64567.0769154196</text:p>
          </table:table-cell>
          <table:table-cell table:formula="of:=[results.F25]" office:value-type="float" office:value="10195.1870049548" calcext:value-type="float">
            <text:p>10195.187004954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results.G26]" office:value-type="float" office:value="61921.014863216" calcext:value-type="float">
            <text:p>61921.014863216</text:p>
          </table:table-cell>
          <table:table-cell table:formula="of:=[results.F26]" office:value-type="float" office:value="9217.28179573603" calcext:value-type="float">
            <text:p>9217.2817957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results.G27]" office:value-type="float" office:value="73094.3665653509" calcext:value-type="float">
            <text:p>73094.3665653509</text:p>
          </table:table-cell>
          <table:table-cell table:formula="of:=[results.F27]" office:value-type="float" office:value="19945.6884979466" calcext:value-type="float">
            <text:p>19945.68849794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results.G28]" office:value-type="float" office:value="70420.5266585374" calcext:value-type="float">
            <text:p>70420.5266585374</text:p>
          </table:table-cell>
          <table:table-cell table:formula="of:=[results.F28]" office:value-type="float" office:value="10704.8897235011" calcext:value-type="float">
            <text:p>10704.88972350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results.G29]" office:value-type="float" office:value="67621.3084777325" calcext:value-type="float">
            <text:p>67621.3084777325</text:p>
          </table:table-cell>
          <table:table-cell table:formula="of:=[results.F29]" office:value-type="float" office:value="9137.70536706234" calcext:value-type="float">
            <text:p>9137.70536706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results.G30]" office:value-type="float" office:value="67917.4538299478" calcext:value-type="float">
            <text:p>67917.4538299478</text:p>
          </table:table-cell>
          <table:table-cell table:formula="of:=[results.F30]" office:value-type="float" office:value="7625.49230193037" calcext:value-type="float">
            <text:p>7625.49230193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results.G31]" office:value-type="float" office:value="65670.2915912284" calcext:value-type="float">
            <text:p>65670.2915912284</text:p>
          </table:table-cell>
          <table:table-cell table:formula="of:=[results.F31]" office:value-type="float" office:value="6761.93816496963" calcext:value-type="float">
            <text:p>6761.9381649696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Unweigh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pheral Memory</text:p>
          </table:table-cell>
          <table:table-cell table:formula="of:=[.D8]/100000" office:value-type="float" office:value="0.403934856194205" calcext:value-type="float">
            <text:p>0.4039348562</text:p>
          </table:table-cell>
          <table:table-cell table:formula="of:=[.D13]/100000" office:value-type="float" office:value="0.29155286380987" calcext:value-type="float">
            <text:p>0.2915528638</text:p>
          </table:table-cell>
          <table:table-cell table:formula="of:=[.D18]/100000" office:value-type="float" office:value="0.248781441772468" calcext:value-type="float">
            <text:p>0.2487814418</text:p>
          </table:table-cell>
          <table:table-cell table:formula="of:=[.D23]/100000" office:value-type="float" office:value="0.203587995136399" calcext:value-type="float">
            <text:p>0.2035879951</text:p>
          </table:table-cell>
          <table:table-cell table:formula="of:=[.D28]/100000" office:value-type="float" office:value="0.199456884979466" calcext:value-type="float">
            <text:p>0.199456885</text:p>
          </table:table-cell>
          <table:table-cell table:formula="of:=[.C3]/100000" office:value-type="float" office:value="0.502986380788172" calcext:value-type="float">
            <text:p>0.5029863808</text:p>
          </table:table-cell>
          <table:table-cell table:number-columns-repeated="2"/>
        </table:table-row>
        <table:table-row table:style-name="ro1">
          <table:table-cell/>
          <table:table-cell table:formula="of:=[.D9]/100000" office:value-type="float" office:value="0.358822661658578" calcext:value-type="float">
            <text:p>0.3588226617</text:p>
          </table:table-cell>
          <table:table-cell table:formula="of:=[.D14]/100000" office:value-type="float" office:value="0.240227986663679" calcext:value-type="float">
            <text:p>0.2402279867</text:p>
          </table:table-cell>
          <table:table-cell table:formula="of:=[.D19]/100000" office:value-type="float" office:value="0.181360499249105" calcext:value-type="float">
            <text:p>0.1813604992</text:p>
          </table:table-cell>
          <table:table-cell table:formula="of:=[.D24]/100000" office:value-type="float" office:value="0.138926101431925" calcext:value-type="float">
            <text:p>0.1389261014</text:p>
          </table:table-cell>
          <table:table-cell table:formula="of:=[.D29]/100000" office:value-type="float" office:value="0.107048897235011" calcext:value-type="float">
            <text:p>0.1070488972</text:p>
          </table:table-cell>
          <table:table-cell table:formula="of:=[.C4]/100000" office:value-type="float" office:value="0.424465719765525" calcext:value-type="float">
            <text:p>0.4244657198</text:p>
          </table:table-cell>
          <table:table-cell table:number-columns-repeated="2"/>
        </table:table-row>
        <table:table-row table:style-name="ro1">
          <table:table-cell/>
          <table:table-cell table:formula="of:=[.D10]/100000" office:value-type="float" office:value="0.310342586078399" calcext:value-type="float">
            <text:p>0.3103425861</text:p>
          </table:table-cell>
          <table:table-cell table:formula="of:=[.D15]/100000" office:value-type="float" office:value="0.229742686655691" calcext:value-type="float">
            <text:p>0.2297426867</text:p>
          </table:table-cell>
          <table:table-cell table:formula="of:=[.D20]/100000" office:value-type="float" office:value="0.167335939223866" calcext:value-type="float">
            <text:p>0.1673359392</text:p>
          </table:table-cell>
          <table:table-cell table:formula="of:=[.D25]/100000" office:value-type="float" office:value="0.117306855878131" calcext:value-type="float">
            <text:p>0.1173068559</text:p>
          </table:table-cell>
          <table:table-cell table:formula="of:=[.D30]/100000" office:value-type="float" office:value="0.0913770536706234" calcext:value-type="float">
            <text:p>0.0913770537</text:p>
          </table:table-cell>
          <table:table-cell table:formula="of:=[.C5]/100000" office:value-type="float" office:value="0.396169247277423" calcext:value-type="float">
            <text:p>0.3961692473</text:p>
          </table:table-cell>
          <table:table-cell table:number-columns-repeated="2"/>
        </table:table-row>
        <table:table-row table:style-name="ro1">
          <table:table-cell/>
          <table:table-cell table:formula="of:=[.D11]/100000" office:value-type="float" office:value="0.311443480270285" calcext:value-type="float">
            <text:p>0.3114434803</text:p>
          </table:table-cell>
          <table:table-cell table:formula="of:=[.D16]/100000" office:value-type="float" office:value="0.204223629449632" calcext:value-type="float">
            <text:p>0.2042236294</text:p>
          </table:table-cell>
          <table:table-cell table:formula="of:=[.D21]/100000" office:value-type="float" office:value="0.144631604889121" calcext:value-type="float">
            <text:p>0.1446316049</text:p>
          </table:table-cell>
          <table:table-cell table:formula="of:=[.D26]/100000" office:value-type="float" office:value="0.101951870049548" calcext:value-type="float">
            <text:p>0.10195187</text:p>
          </table:table-cell>
          <table:table-cell table:formula="of:=[.D31]/100000" office:value-type="float" office:value="0.0762549230193037" calcext:value-type="float">
            <text:p>0.076254923</text:p>
          </table:table-cell>
          <table:table-cell table:formula="of:=[.C6]/100000" office:value-type="float" office:value="0.395855333826169" calcext:value-type="float">
            <text:p>0.395855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y Interleaved</text:p>
          </table:table-cell>
          <table:table-cell table:formula="of:=[.D12]/100000" office:value-type="float" office:value="0.282692441350107" calcext:value-type="float">
            <text:p>0.2826924414</text:p>
          </table:table-cell>
          <table:table-cell table:formula="of:=[.D17]/100000" office:value-type="float" office:value="0.199483896929382" calcext:value-type="float">
            <text:p>0.1994838969</text:p>
          </table:table-cell>
          <table:table-cell table:formula="of:=[.D22]/100000" office:value-type="float" office:value="0.133161699931558" calcext:value-type="float">
            <text:p>0.1331616999</text:p>
          </table:table-cell>
          <table:table-cell table:formula="of:=[.D27]/100000" office:value-type="float" office:value="0.0921728179573603" calcext:value-type="float">
            <text:p>0.092172818</text:p>
          </table:table-cell>
          <table:table-cell table:formula="of:=[.D32]/100000" office:value-type="float" office:value="0.0676193816496963" calcext:value-type="float">
            <text:p>0.0676193816</text:p>
          </table:table-cell>
          <table:table-cell table:formula="of:=[.C7]/100000" office:value-type="float" office:value="0.38186393599747" calcext:value-type="float">
            <text:p>0.381863936</text:p>
          </table:table-cell>
          <table:table-cell table:formula="of:=1/[.G42]" office:value-type="float" office:value="2.61873380995744" calcext:value-type="float">
            <text:p>2.61873381</text:p>
          </table:table-cell>
          <table:table-cell table:formula="of:=1/[.F42]" office:value-type="float" office:value="14.7886593400177" calcext:value-type="float">
            <text:p>14.78865934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resul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costWeighted</text:p>
          </table:table-cell>
          <table:table-cell office:value-type="string" calcext:value-type="string">
            <text:p>costFl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50298.6380788172" calcext:value-type="float">
            <text:p>50298.6380788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42446.5719765525" calcext:value-type="float">
            <text:p>42446.5719765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39616.9247277423" calcext:value-type="float">
            <text:p>39616.9247277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39585.5333826169" calcext:value-type="float">
            <text:p>39585.53338261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38186.393599747" calcext:value-type="float">
            <text:p>38186.393599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0393.4856194205" calcext:value-type="float">
            <text:p>40393.4856194205</text:p>
          </table:table-cell>
          <table:table-cell office:value-type="float" office:value="58279.1184371337" calcext:value-type="float">
            <text:p>58279.1184371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5882.2661658579" calcext:value-type="float">
            <text:p>35882.2661658579</text:p>
          </table:table-cell>
          <table:table-cell office:value-type="float" office:value="51081.5940526298" calcext:value-type="float">
            <text:p>51081.5940526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1034.2586078399" calcext:value-type="float">
            <text:p>31034.2586078399</text:p>
          </table:table-cell>
          <table:table-cell office:value-type="float" office:value="49037.4748120991" calcext:value-type="float">
            <text:p>49037.4748120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1144.3480270285" calcext:value-type="float">
            <text:p>31144.3480270285</text:p>
          </table:table-cell>
          <table:table-cell office:value-type="float" office:value="49126.972103496" calcext:value-type="float">
            <text:p>49126.972103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8269.2441350107" calcext:value-type="float">
            <text:p>28269.2441350107</text:p>
          </table:table-cell>
          <table:table-cell office:value-type="float" office:value="47225.3201727336" calcext:value-type="float">
            <text:p>47225.3201727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9155.286380987" calcext:value-type="float">
            <text:p>29155.286380987</text:p>
          </table:table-cell>
          <table:table-cell office:value-type="float" office:value="63623.9839648787" calcext:value-type="float">
            <text:p>63623.9839648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022.7986663679" calcext:value-type="float">
            <text:p>24022.7986663679</text:p>
          </table:table-cell>
          <table:table-cell office:value-type="float" office:value="55857.9146083341" calcext:value-type="float">
            <text:p>55857.9146083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2974.2686655691" calcext:value-type="float">
            <text:p>22974.2686655691</text:p>
          </table:table-cell>
          <table:table-cell office:value-type="float" office:value="55256.5274935447" calcext:value-type="float">
            <text:p>55256.5274935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422.3629449632" calcext:value-type="float">
            <text:p>20422.3629449632</text:p>
          </table:table-cell>
          <table:table-cell office:value-type="float" office:value="56205.5024437498" calcext:value-type="float">
            <text:p>56205.5024437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48.3896929382" calcext:value-type="float">
            <text:p>19948.3896929382</text:p>
          </table:table-cell>
          <table:table-cell office:value-type="float" office:value="53756.8948382414" calcext:value-type="float">
            <text:p>53756.8948382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878.1441772468" calcext:value-type="float">
            <text:p>24878.1441772468</text:p>
          </table:table-cell>
          <table:table-cell office:value-type="float" office:value="67559.3326511761" calcext:value-type="float">
            <text:p>67559.3326511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8136.0499249105" calcext:value-type="float">
            <text:p>18136.0499249105</text:p>
          </table:table-cell>
          <table:table-cell office:value-type="float" office:value="60853.1579725774" calcext:value-type="float">
            <text:p>60853.1579725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6733.5939223866" calcext:value-type="float">
            <text:p>16733.5939223866</text:p>
          </table:table-cell>
          <table:table-cell office:value-type="float" office:value="61169.060695038" calcext:value-type="float">
            <text:p>61169.060695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4463.1604889121" calcext:value-type="float">
            <text:p>14463.1604889121</text:p>
          </table:table-cell>
          <table:table-cell office:value-type="float" office:value="60320.4191509783" calcext:value-type="float">
            <text:p>60320.4191509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316.1699931558" calcext:value-type="float">
            <text:p>13316.1699931558</text:p>
          </table:table-cell>
          <table:table-cell office:value-type="float" office:value="58228.5198759523" calcext:value-type="float">
            <text:p>58228.5198759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358.7995136399" calcext:value-type="float">
            <text:p>20358.7995136399</text:p>
          </table:table-cell>
          <table:table-cell office:value-type="float" office:value="69559.5769072988" calcext:value-type="float">
            <text:p>69559.5769072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892.6101431925" calcext:value-type="float">
            <text:p>13892.6101431925</text:p>
          </table:table-cell>
          <table:table-cell office:value-type="float" office:value="65411.6123098948" calcext:value-type="float">
            <text:p>65411.6123098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1730.6855878131" calcext:value-type="float">
            <text:p>11730.6855878131</text:p>
          </table:table-cell>
          <table:table-cell office:value-type="float" office:value="64129.7045644676" calcext:value-type="float">
            <text:p>64129.70456446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195.1870049548" calcext:value-type="float">
            <text:p>10195.1870049548</text:p>
          </table:table-cell>
          <table:table-cell office:value-type="float" office:value="64567.0769154196" calcext:value-type="float">
            <text:p>64567.0769154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9217.28179573603" calcext:value-type="float">
            <text:p>9217.281795736</text:p>
          </table:table-cell>
          <table:table-cell office:value-type="float" office:value="61921.014863216" calcext:value-type="float">
            <text:p>61921.014863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945.6884979466" calcext:value-type="float">
            <text:p>19945.6884979466</text:p>
          </table:table-cell>
          <table:table-cell office:value-type="float" office:value="73094.3665653509" calcext:value-type="float">
            <text:p>73094.3665653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704.8897235011" calcext:value-type="float">
            <text:p>10704.8897235011</text:p>
          </table:table-cell>
          <table:table-cell office:value-type="float" office:value="70420.5266585374" calcext:value-type="float">
            <text:p>70420.5266585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9137.70536706234" calcext:value-type="float">
            <text:p>9137.7053670624</text:p>
          </table:table-cell>
          <table:table-cell office:value-type="float" office:value="67621.3084777325" calcext:value-type="float">
            <text:p>67621.3084777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625.49230193037" calcext:value-type="float">
            <text:p>7625.4923019304</text:p>
          </table:table-cell>
          <table:table-cell office:value-type="float" office:value="67917.4538299478" calcext:value-type="float">
            <text:p>67917.4538299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761.93816496963" calcext:value-type="float">
            <text:p>6761.9381649696</text:p>
          </table:table-cell>
          <table:table-cell office:value-type="float" office:value="65670.2915912284" calcext:value-type="float">
            <text:p>65670.2915912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0:12:34.896863593</meta:creation-date>
    <dc:date>2017-10-29T21:43:18.141452030</dc:date>
    <meta:editing-duration>PT9H18M52S</meta:editing-duration>
    <meta:editing-cycles>2</meta:editing-cycles>
    <meta:generator>LibreOffice/5.1.6.2$Linux_X86_64 LibreOffice_project/10m0$Build-2</meta:generator>
    <meta:document-statistic meta:table-count="3" meta:cell-count="3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2.956cm" style:legend-expansion="high" chart:style-name="ch2"/>
        <chart:plot-area chart:style-name="ch3" table:cell-range-address="Sheet1.A37:Sheet1.G42" chart:data-source-has-labels="both" svg:x="0.32cm" svg:y="0.18cm" svg:width="12.243cm" svg:height="8.64cm">
          <chartooo:coordinate-region svg:x="1.762cm" svg:y="0.38cm" svg:width="9.529cm" svg:height="7.793cm"/>
          <chart:axis chart:dimension="x" chart:name="primary-x" chart:style-name="ch4" chartooo:axis-type="auto">
            <chartooo:date-scale/>
            <chart:categories table:cell-range-address="Sheet1.A38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8:Sheet1.B42" chart:label-cell-address="Sheet1.B37:Sheet1.B37" chart:class="chart:line">
            <chart:data-point chart:repeated="5"/>
          </chart:series>
          <chart:series chart:style-name="ch7" chart:values-cell-range-address="Sheet1.C38:Sheet1.C42" chart:label-cell-address="Sheet1.C37:Sheet1.C37" chart:class="chart:line">
            <chart:data-point chart:repeated="5"/>
          </chart:series>
          <chart:series chart:style-name="ch8" chart:values-cell-range-address="Sheet1.D38:Sheet1.D42" chart:label-cell-address="Sheet1.D37:Sheet1.D37" chart:class="chart:line">
            <chart:data-point chart:repeated="5"/>
          </chart:series>
          <chart:series chart:style-name="ch9" chart:values-cell-range-address="Sheet1.E38:Sheet1.E42" chart:label-cell-address="Sheet1.E37:Sheet1.E37" chart:class="chart:line">
            <chart:data-point chart:repeated="5"/>
          </chart:series>
          <chart:series chart:style-name="ch10" chart:values-cell-range-address="Sheet1.F38:Sheet1.F42" chart:label-cell-address="Sheet1.F37:Sheet1.F37" chart:class="chart:line">
            <chart:data-point chart:repeated="5"/>
          </chart:series>
          <chart:series chart:style-name="ch11" chart:values-cell-range-address="Sheet1.G38:Sheet1.G42" chart:label-cell-address="Sheet1.G37:Sheet1.G3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7:Sheet1.B37</svg:desc>
                </draw:g>
              </table:table-cell>
              <table:table-cell office:value-type="string">
                <text:p>2</text:p>
                <draw:g>
                  <svg:desc>Sheet1.C37:Sheet1.C37</svg:desc>
                </draw:g>
              </table:table-cell>
              <table:table-cell office:value-type="string">
                <text:p>3</text:p>
                <draw:g>
                  <svg:desc>Sheet1.D37:Sheet1.D37</svg:desc>
                </draw:g>
              </table:table-cell>
              <table:table-cell office:value-type="string">
                <text:p>4</text:p>
                <draw:g>
                  <svg:desc>Sheet1.E37:Sheet1.E37</svg:desc>
                </draw:g>
              </table:table-cell>
              <table:table-cell office:value-type="string">
                <text:p>Weighted</text:p>
                <draw:g>
                  <svg:desc>Sheet1.F37:Sheet1.F37</svg:desc>
                </draw:g>
              </table:table-cell>
              <table:table-cell office:value-type="string">
                <text:p>Unweighted</text:p>
                <draw:g>
                  <svg:desc>Sheet1.G37:Sheet1.G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ipheral Memory</text:p>
                <draw:g>
                  <svg:desc>Sheet1.A38:Sheet1.A42</svg:desc>
                </draw:g>
              </table:table-cell>
              <table:table-cell office:value-type="float" office:value="0.403934856194205">
                <text:p>0.403934856194205</text:p>
                <draw:g>
                  <svg:desc>Sheet1.B38:Sheet1.B42</svg:desc>
                </draw:g>
              </table:table-cell>
              <table:table-cell office:value-type="float" office:value="0.29155286380987">
                <text:p>0.29155286380987</text:p>
                <draw:g>
                  <svg:desc>Sheet1.C38:Sheet1.C42</svg:desc>
                </draw:g>
              </table:table-cell>
              <table:table-cell office:value-type="float" office:value="0.248781441772468">
                <text:p>0.248781441772468</text:p>
                <draw:g>
                  <svg:desc>Sheet1.D38:Sheet1.D42</svg:desc>
                </draw:g>
              </table:table-cell>
              <table:table-cell office:value-type="float" office:value="0.203587995136399">
                <text:p>0.203587995136399</text:p>
                <draw:g>
                  <svg:desc>Sheet1.E38:Sheet1.E42</svg:desc>
                </draw:g>
              </table:table-cell>
              <table:table-cell office:value-type="float" office:value="0.199456884979466">
                <text:p>0.199456884979466</text:p>
                <draw:g>
                  <svg:desc>Sheet1.F38:Sheet1.F42</svg:desc>
                </draw:g>
              </table:table-cell>
              <table:table-cell office:value-type="float" office:value="0.502986380788172">
                <text:p>0.502986380788172</text:p>
                <draw:g>
                  <svg:desc>Sheet1.G38:Sheet1.G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8822661658578">
                <text:p>0.358822661658578</text:p>
              </table:table-cell>
              <table:table-cell office:value-type="float" office:value="0.240227986663679">
                <text:p>0.240227986663679</text:p>
              </table:table-cell>
              <table:table-cell office:value-type="float" office:value="0.181360499249105">
                <text:p>0.181360499249105</text:p>
              </table:table-cell>
              <table:table-cell office:value-type="float" office:value="0.138926101431925">
                <text:p>0.138926101431925</text:p>
              </table:table-cell>
              <table:table-cell office:value-type="float" office:value="0.107048897235011">
                <text:p>0.107048897235011</text:p>
              </table:table-cell>
              <table:table-cell office:value-type="float" office:value="0.424465719765525">
                <text:p>0.42446571976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0342586078399">
                <text:p>0.310342586078399</text:p>
              </table:table-cell>
              <table:table-cell office:value-type="float" office:value="0.229742686655691">
                <text:p>0.229742686655691</text:p>
              </table:table-cell>
              <table:table-cell office:value-type="float" office:value="0.167335939223866">
                <text:p>0.167335939223866</text:p>
              </table:table-cell>
              <table:table-cell office:value-type="float" office:value="0.117306855878131">
                <text:p>0.117306855878131</text:p>
              </table:table-cell>
              <table:table-cell office:value-type="float" office:value="0.0913770536706234">
                <text:p>0.0913770536706234</text:p>
              </table:table-cell>
              <table:table-cell office:value-type="float" office:value="0.396169247277423">
                <text:p>0.396169247277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1443480270285">
                <text:p>0.311443480270285</text:p>
              </table:table-cell>
              <table:table-cell office:value-type="float" office:value="0.204223629449632">
                <text:p>0.204223629449632</text:p>
              </table:table-cell>
              <table:table-cell office:value-type="float" office:value="0.144631604889121">
                <text:p>0.144631604889121</text:p>
              </table:table-cell>
              <table:table-cell office:value-type="float" office:value="0.101951870049548">
                <text:p>0.101951870049548</text:p>
              </table:table-cell>
              <table:table-cell office:value-type="float" office:value="0.0762549230193037">
                <text:p>0.0762549230193037</text:p>
              </table:table-cell>
              <table:table-cell office:value-type="float" office:value="0.395855333826169">
                <text:p>0.395855333826169</text:p>
              </table:table-cell>
            </table:table-row>
            <table:table-row>
              <table:table-cell office:value-type="string">
                <text:p>Fully Interleaved</text:p>
              </table:table-cell>
              <table:table-cell office:value-type="float" office:value="0.282692441350107">
                <text:p>0.282692441350107</text:p>
              </table:table-cell>
              <table:table-cell office:value-type="float" office:value="0.199483896929382">
                <text:p>0.199483896929382</text:p>
              </table:table-cell>
              <table:table-cell office:value-type="float" office:value="0.133161699931558">
                <text:p>0.133161699931558</text:p>
              </table:table-cell>
              <table:table-cell office:value-type="float" office:value="0.0921728179573603">
                <text:p>0.0921728179573603</text:p>
              </table:table-cell>
              <table:table-cell office:value-type="float" office:value="0.0676193816496963">
                <text:p>0.0676193816496963</text:p>
              </table:table-cell>
              <table:table-cell office:value-type="float" office:value="0.38186393599747">
                <text:p>0.38186393599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